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Body_20_Text_20_2">
      <style:paragraph-properties style:writing-mode="lr-tb"/>
    </style:style>
    <style:style style:name="P9" style:family="paragraph" style:parent-style-name="Body_20_Text_20_2">
      <style:paragraph-properties style:writing-mode="lr-tb"/>
      <style:text-properties fo:font-style="italic" style:font-style-complex="italic"/>
    </style:style>
    <style:style style:name="P10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11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4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5" style:family="paragraph" style:parent-style-name="Body_20_Text_20_2">
      <style:paragraph-properties style:writing-mode="lr-tb"/>
      <style:text-properties style:language-asian="zh" style:country-asian="CN"/>
    </style:style>
    <style:style style:name="P16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  <style:text-properties fo:font-weight="bold" style:font-weight-complex="bold"/>
    </style:style>
    <style:style style:name="P17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</style:style>
    <style:style style:name="P18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19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20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font-style-complex="italic"/>
    </style:style>
    <style:style style:name="P21" style:family="paragraph" style:parent-style-name="Body_20_Text_20_2">
      <style:paragraph-properties fo:margin-left="0cm" fo:margin-right="0cm" fo:text-align="end" style:justify-single-word="false" fo:text-indent="1.508cm" style:auto-text-indent="false" style:writing-mode="lr-tb"/>
      <style:text-properties fo:font-style="italic" style:language-asian="zh" style:country-asian="CN"/>
    </style:style>
    <style:style style:name="P22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23" style:family="paragraph" style:parent-style-name="Body_20_Text_20_2">
      <style:paragraph-properties fo:margin-left="0cm" fo:margin-right="0cm" fo:text-indent="1.508cm" style:auto-text-indent="false" style:writing-mode="lr-tb"/>
      <style:text-properties style:language-asian="zh" style:country-asian="CN"/>
    </style:style>
    <style:style style:name="P24" style:family="paragraph" style:parent-style-name="Body_20_Text_20_2">
      <style:paragraph-properties fo:margin-left="0cm" fo:margin-right="0cm" fo:text-align="center" style:justify-single-word="false" fo:text-indent="1.508cm" style:auto-text-indent="false" style:writing-mode="lr-tb"/>
    </style:style>
    <style:style style:name="P25" style:family="paragraph" style:parent-style-name="Body_20_Text_20_2">
      <style:paragraph-properties fo:margin-left="0cm" fo:margin-right="0cm" fo:text-indent="1.508cm" style:auto-text-indent="false" fo:break-before="page" style:writing-mode="lr-tb"/>
      <style:text-properties fo:font-style="italic" style:font-style-complex="italic"/>
    </style:style>
    <style:style style:name="P2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27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</style:style>
    <style:style style:name="T1" style:family="text">
      <style:text-properties fo:font-size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weight-asian="normal" style:font-size-complex="12pt" style:font-weight-complex="normal"/>
    </style:style>
    <style:style style:name="T4" style:family="text">
      <style:text-properties style:use-window-font-color="tru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s_matricule"/>
        <text:user-field-decl office:value-type="string" office:string-value="" text:name="personnes_qual"/>
        <text:user-field-decl office:value-type="string" office:string-value="" text:name="personnes_nom"/>
        <text:user-field-decl office:value-type="string" office:string-value="" text:name="personnes_prenom"/>
        <text:user-field-decl office:value-type="string" office:string-value="" text:name="adresses_numvoie"/>
        <text:user-field-decl office:value-type="string" office:string-value="" text:name="adresses_typevoie"/>
        <text:user-field-decl office:value-type="string" office:string-value="" text:name="adresses_nomvoie"/>
        <text:user-field-decl office:value-type="string" office:string-value="" text:name="adresses_compladr"/>
        <text:user-field-decl office:value-type="string" office:string-value="" text:name="adresses_codepos"/>
        <text:user-field-decl office:value-type="string" office:string-value="" text:name="adresses_locaadr"/>
        <text:user-field-decl office:value-type="string" office:string-value="" text:name="dossier_matric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structurereferente_lib_struc" text:name="structurereferente_lib_struc"/>
        <text:user-field-decl office:value-type="string" office:string-value="" text:name="structurereferente_numvoie"/>
        <text:user-field-decl office:value-type="string" office:string-value="" text:name="structurereferente_typevoie"/>
        <text:user-field-decl office:value-type="string" office:string-value="" text:name="structurereferente_nomvoie"/>
        <text:user-field-decl office:value-type="string" office:string-value="" text:name="structurereferente_codepos"/>
        <text:user-field-decl office:value-type="string" office:string-value="ville" text:name="structurereferente_ville"/>
        <text:user-field-decl office:value-type="string" office:string-value="structurereferente_numtel" text:name="structurereferente_numtel"/>
        <text:user-field-decl office:value-type="string" office:string-value="contratinsertion_pers_charg" text:name="contratinsertion_pers_charg_suivi"/>
        <text:user-field-decl office:value-type="string" office:string-value="contratinsertion_date_saisie_ci" text:name="contratinsertion_date_saisi_ci"/>
        <text:user-field-decl office:value-type="string" office:string-value="" text:name="contratinsertion_observ_ci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" text:name="structurereferente_code_insee"/>
        <text:user-field-decl office:value-type="string" office:string-value="code_postal" text:name="structurereferente_code_postal"/>
        <text:user-field-decl office:value-type="string" office:string-value="referent_qual" text:name="referent_qual"/>
        <text:user-field-decl office:value-type="string" office:string-value="" text:name="xontratinsertion_delairegularisation"/>
        <text:user-field-decl office:value-type="string" office:string-value="" text:name="contratinsertion_delairegularisation"/>
        <text:user-field-decl office:value-type="string" office:string-value="serviceinstructeur_lib_service" text:name="serviceinstructeur_lib_service"/>
        <text:user-field-decl office:value-type="string" office:string-value="permanence_numtel" text:name="permanence_numtel"/>
        <text:user-field-decl office:value-type="string" office:string-value="permanence_ville" text:name="permanence_ville"/>
        <text:user-field-decl office:value-type="string" office:string-value="" text:name="propodecisioncer66_motifnotifnonvalid"/>
      </text:user-field-decls>
      <text:p text:style-name="P26"><text:tab/><text:span text:style-name="T3"><text:user-field-get text:name="structurereferente_ville">ville</text:user-field-get></text:span>, le <text:date style:data-style-name="N76" text:date-value="2012-06-15T11:28:12.99">15 juin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>structurereferente_lib_struc</text:user-field-get></text:p>
            <text:p text:style-name="P2"><text:user-field-get text:name="structurereferente_num_voie">num_voie</text:user-field-get> <text:user-field-get text:name="structurereferente_type_voie">type_voie</text:user-field-get> <text:user-field-get text:name="structurereferente_nom_voie">nom_voie</text:user-field-get></text:p>
            <text:p text:style-name="P2"><text:user-field-get text:name="structurereferente_code_postal">code_postal</text:user-field-get> <text:user-field-get text:name="structurereferente_ville">ville</text:user-field-get></text:p>
            <text:p text:style-name="P2">Tél : <text:span text:style-name="T2"><text:user-field-get text:name="structurereferente_numtel">structurereferente_numtel</text:user-field-get></text:span></text:p>
            <text:p text:style-name="P3">Dossier suivi par: <text:user-field-get text:name="contratinsertion_pers_charg_suivi">contratinsertion_pers_charg</text:user-field-get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locaadr"/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/></text:p>
      <text:p text:style-name="P7">Objet : <text:span text:style-name="T1">rSa </text:span>- votre contrat d'engagements réciproques (CER) non validé</text:p>
      <text:p text:style-name="P9"/>
      <text:p text:style-name="P8"/>
      <text:p text:style-name="P8"/>
      <text:p text:style-name="P8"/>
      <text:p text:style-name="P18"><text:user-field-get text:name="personne_qual"/>,</text:p>
      <text:p text:style-name="P8"/>
      <text:p text:style-name="P8">La Présidente du Conseil Général vous a accordé l'ouverture du droit au rSa.</text:p>
      <text:p text:style-name="P8"/>
      <text:p text:style-name="P8">Toutefois, dans <text:s/>le cadre du dispositif rSa vous avez l'obligation de vous engager dans un parcours d'insertion afin d'améliorer votre situation et/ou de retrouver une activité professionnelle.</text:p>
      <text:p text:style-name="P8"/>
      <text:p text:style-name="P8">A ce titre, vous avez élaboré et signé, un contrat d'engagements réciproques (CER) le <text:user-field-get text:name="contratinsertion_date_saisi_ci">contratinsertion_date_saisie_ci</text:user-field-get>, avec l’aide de votre référent.</text:p>
      <text:p text:style-name="P8"/>
      <text:p text:style-name="P8">Nous avons décidé de ne pas valider ce contrat, dont vous trouverez la copie en pièce jointe, aux motifs suivants:</text:p>
      <text:p text:style-name="P27"><text:span text:style-name="T4"><text:user-field-get text:name="propodecisioncer66_motifnotifnonvalid"/></text:span><text:tab/></text:p>
      <text:p text:style-name="P8"/>
      <text:p text:style-name="P8"/>
      <text:p text:style-name="P8"><text:tab/></text:p>
      <text:p text:style-name="P18"><text:tab/></text:p>
      <text:p text:style-name="P8">Afin de signer un nouveau contrat prenant en compte les éléments ci-dessus, nous vous invitons à contacter votre référent <text:user-field-get text:name="referent_qual">referent_qual</text:user-field-get> <text:user-field-get text:name="referent_nom">referent_nom</text:user-field-get> <text:user-field-get text:name="referent_prenom">referent_prenom</text:user-field-get> <text:s/>de la <text:user-field-get text:name="structurereferente_lib_struc">structurereferente_lib_struc</text:user-field-get> dans le délais de 1 mois.</text:p>
      <text:p text:style-name="P8"/>
      <text:p text:style-name="P19">En effet, si à la date du <text:user-field-get text:name="contratinsertion_delairegularisation"/>, vous n'avez pas régularisé votre situation, une suspension de votre allocation rSa pourra être prononcée.</text:p>
      <text:p text:style-name="P20"><text:s/></text:p>
      <text:p text:style-name="P23"/>
      <text:p text:style-name="P15"/>
      <text:p text:style-name="P15"/>
      <text:p text:style-name="P21">.../...</text:p>
      <text:p text:style-name="P25"/>
      <text:p text:style-name="P18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8"/>
      <text:p text:style-name="P24">CONSEIL GENERAL</text:p>
      <text:p text:style-name="P8">Direction des politiques sociales</text:p>
      <text:p text:style-name="P8">25 rue Petite la Monnaie</text:p>
      <text:p text:style-name="P8">66000 PERPIGNAN</text:p>
      <text:p text:style-name="P18"><text:tab/></text:p>
      <text:p text:style-name="P22">Attention : pour conserver vos droits, il est indispensable que vous répondiez à toutes les convocations qui vous seront adressées dans le cadre du dispositif rSa. <text:tab/></text:p>
      <text:p text:style-name="P10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8"/>
      <text:p text:style-name="P8">Veuillez agréer, <text:user-field-get text:name="personne_qual"/>, l’expression de mes sincères salutations.</text:p>
      <text:p text:style-name="P8"/>
      <text:p text:style-name="P8"/>
      <text:p text:style-name="P8"/>
      <text:p text:style-name="P8"/>
      <text:p text:style-name="P16"><text:tab/>Pour la Présidente du Conseil Général et par délégation,</text:p>
      <text:p text:style-name="P8"/>
      <text:p text:style-name="P16"><text:tab/></text:p>
      <text:p text:style-name="P17"/>
      <text:p text:style-name="P16"><text:tab/></text:p>
      <text:p text:style-name="P13"/>
      <text:p text:style-name="P8"/>
      <text:p text:style-name="P14"/>
      <text:p text:style-name="P12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6-15T11:28:12</dc:date>
    <meta:print-date>2011-09-29T15:59:00</meta:print-date>
    <meta:generator>LibreOffice/3.4$Unix LibreOffice_project/340m1$Build-502</meta:generator>
    <meta:editing-duration>PT1H4M8S</meta:editing-duration>
    <meta:editing-cycles>14</meta:editing-cycles>
    <meta:document-statistic meta:table-count="1" meta:image-count="0" meta:object-count="0" meta:page-count="2" meta:paragraph-count="36" meta:word-count="299" meta:character-count="2025" meta:non-whitespace-character-count="1714"/>
    <dc:creator>Arnaud Auzolat</dc:creator>
  </office:meta>
</office:document-meta>
</file>